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afe" officeooo:paragraph-rsid="000d5afe"/>
    </style:style>
    <style:style style:name="P2" style:family="paragraph" style:parent-style-name="Standard">
      <style:text-properties officeooo:rsid="000fc8ac" officeooo:paragraph-rsid="000fc8ac"/>
    </style:style>
    <style:style style:name="P3" style:family="paragraph" style:parent-style-name="Standard">
      <style:text-properties officeooo:rsid="000ffee3" officeooo:paragraph-rsid="000ffee3"/>
    </style:style>
    <style:style style:name="P4" style:family="paragraph" style:parent-style-name="Standard">
      <style:text-properties officeooo:rsid="0010458f" officeooo:paragraph-rsid="0010458f"/>
    </style:style>
    <style:style style:name="P5" style:family="paragraph" style:parent-style-name="Standard">
      <style:text-properties officeooo:rsid="00104909" officeooo:paragraph-rsid="00104909"/>
    </style:style>
    <style:style style:name="P6" style:family="paragraph" style:parent-style-name="Standard">
      <style:text-properties officeooo:rsid="0011c756" officeooo:paragraph-rsid="0011c756"/>
    </style:style>
    <style:style style:name="P7" style:family="paragraph" style:parent-style-name="Standard">
      <style:text-properties officeooo:rsid="00120408" officeooo:paragraph-rsid="00120408"/>
    </style:style>
    <style:style style:name="P8" style:family="paragraph" style:parent-style-name="Standard">
      <style:text-properties officeooo:rsid="0012797a" officeooo:paragraph-rsid="0012797a"/>
    </style:style>
    <style:style style:name="P9" style:family="paragraph" style:parent-style-name="Standard">
      <style:text-properties officeooo:rsid="0012a4e8" officeooo:paragraph-rsid="0012a4e8"/>
    </style:style>
    <style:style style:name="P10" style:family="paragraph" style:parent-style-name="Standard">
      <style:text-properties officeooo:rsid="0012b998" officeooo:paragraph-rsid="0012b998"/>
    </style:style>
    <style:style style:name="P11" style:family="paragraph" style:parent-style-name="Standard">
      <style:text-properties officeooo:rsid="00144afe" officeooo:paragraph-rsid="00144afe"/>
    </style:style>
    <style:style style:name="P12" style:family="paragraph" style:parent-style-name="Standard">
      <style:text-properties officeooo:rsid="0014b607" officeooo:paragraph-rsid="0014b607"/>
    </style:style>
    <style:style style:name="P13" style:family="paragraph" style:parent-style-name="Standard">
      <style:text-properties officeooo:rsid="001685ca" officeooo:paragraph-rsid="001685ca"/>
    </style:style>
    <style:style style:name="P14" style:family="paragraph" style:parent-style-name="Standard">
      <style:text-properties officeooo:rsid="0017d5b9" officeooo:paragraph-rsid="0017d5b9"/>
    </style:style>
    <style:style style:name="P15" style:family="paragraph" style:parent-style-name="Standard">
      <style:text-properties officeooo:rsid="0018b304" officeooo:paragraph-rsid="0018b304"/>
    </style:style>
    <style:style style:name="P16" style:family="paragraph" style:parent-style-name="Standard">
      <style:text-properties officeooo:rsid="001a2698" officeooo:paragraph-rsid="001a2698"/>
    </style:style>
    <style:style style:name="P17" style:family="paragraph" style:parent-style-name="Standard">
      <style:text-properties officeooo:rsid="001ba104" officeooo:paragraph-rsid="001ba104"/>
    </style:style>
    <style:style style:name="P18" style:family="paragraph" style:parent-style-name="Standard">
      <style:text-properties officeooo:rsid="001d38ef" officeooo:paragraph-rsid="001d38ef"/>
    </style:style>
    <style:style style:name="P19" style:family="paragraph" style:parent-style-name="Standard">
      <style:text-properties officeooo:rsid="001f136e" officeooo:paragraph-rsid="001f136e"/>
    </style:style>
    <style:style style:name="P20" style:family="paragraph" style:parent-style-name="Standard">
      <style:text-properties officeooo:rsid="001fd80c" officeooo:paragraph-rsid="001fd80c"/>
    </style:style>
    <style:style style:name="P21" style:family="paragraph" style:parent-style-name="Standard">
      <style:text-properties officeooo:rsid="0021bb13" officeooo:paragraph-rsid="0021bb13"/>
    </style:style>
    <style:style style:name="P22" style:family="paragraph" style:parent-style-name="Standard">
      <style:text-properties officeooo:rsid="00239ec8" officeooo:paragraph-rsid="00239ec8"/>
    </style:style>
    <style:style style:name="P23" style:family="paragraph" style:parent-style-name="Standard">
      <style:text-properties officeooo:rsid="00256efb" officeooo:paragraph-rsid="00256efb"/>
    </style:style>
    <style:style style:name="P24" style:family="paragraph" style:parent-style-name="Standard">
      <style:text-properties officeooo:rsid="002714be" officeooo:paragraph-rsid="002714be"/>
    </style:style>
    <style:style style:name="P25" style:family="paragraph" style:parent-style-name="Standard">
      <style:text-properties officeooo:rsid="0028ef2f" officeooo:paragraph-rsid="0028ef2f"/>
    </style:style>
    <style:style style:name="P26" style:family="paragraph" style:parent-style-name="Standard">
      <style:text-properties officeooo:rsid="002aa826" officeooo:paragraph-rsid="002aa826"/>
    </style:style>
    <style:style style:name="P27" style:family="paragraph" style:parent-style-name="Standard">
      <style:text-properties officeooo:rsid="002abc1d" officeooo:paragraph-rsid="002abc1d"/>
    </style:style>
    <style:style style:name="P28" style:family="paragraph" style:parent-style-name="Standard">
      <style:text-properties officeooo:rsid="002c12d1" officeooo:paragraph-rsid="002c12d1"/>
    </style:style>
    <style:style style:name="P29" style:family="paragraph" style:parent-style-name="Standard">
      <style:text-properties officeooo:rsid="002cb95f" officeooo:paragraph-rsid="002cb95f"/>
    </style:style>
    <style:style style:name="P30" style:family="paragraph" style:parent-style-name="Standard">
      <style:text-properties officeooo:rsid="002d10d0" officeooo:paragraph-rsid="002d10d0"/>
    </style:style>
    <style:style style:name="P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0458f" officeooo:paragraph-rsid="0010458f"/>
    </style:style>
    <style:style style:name="P3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2797a" officeooo:paragraph-rsid="0012797a"/>
    </style:style>
    <style:style style:name="P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aa826" officeooo:paragraph-rsid="002aa826"/>
    </style:style>
    <style:style style:name="T1" style:family="text">
      <style:text-properties officeooo:rsid="00108f35"/>
    </style:style>
    <style:style style:name="T2" style:family="text">
      <style:text-properties officeooo:rsid="0018b304"/>
    </style:style>
    <style:style style:name="T3" style:family="text">
      <style:text-properties officeooo:rsid="001a2698"/>
    </style:style>
    <style:style style:name="T4" style:family="text">
      <style:text-properties officeooo:rsid="001d38ef"/>
    </style:style>
    <style:style style:name="T5" style:family="text">
      <style:text-properties officeooo:rsid="00239ec8"/>
    </style:style>
    <style:style style:name="T6" style:family="text">
      <style:text-properties officeooo:rsid="002714be"/>
    </style:style>
    <style:style style:name="T7" style:family="text">
      <style:text-properties officeooo:rsid="002a499d"/>
    </style:style>
    <style:style style:name="T8" style:family="text">
      <style:text-properties officeooo:rsid="002c6d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bal decoding</text:p>
      <text:p text:style-name="P1">príklad – určenie podmetu a predmetu; tu sú správne obe možnosti, závisí na kontexte</text:p>
      <text:p text:style-name="P2"/>
      <text:p text:style-name="P2">slide 12</text:p>
      <text:p text:style-name="P2">a_*^t(s)</text:p>
      <text:p text:style-name="P2">→ ak y_t = y_t-1 → normálmny labeling je aa a extended musí byť a-a (aby sa to nepožralo)</text:p>
      <text:p text:style-name="P2">preto všetky tie fíčury vo vzorečku (na kt sa musíš ešte poriadne pozrieť ;) )</text:p>
      <text:p text:style-name="P2"/>
      <text:p text:style-name="P3">ku každému štatdadtnému labelingu zodpovadá hrodama extended, priradenie nového znaku ku každému robí niečo iné; neplatí predpoklad, že predĺženie optimáneho labelingu vedie znova na optimálny labeling, respektíve naopak</text:p>
      <text:p text:style-name="P3"/>
      <text:p text:style-name="P4">language model</text:p>
      <text:p text:style-name="P4">pravdepodobnosť, že ide o rozumnú vetu daného jazyka</text:p>
      <text:p text:style-name="P31"/>
      <text:p text:style-name="P4"/>
      <text:p text:style-name="P5">spätnoväzebné učenie</text:p>
      <text:p text:style-name="P5"/>
      <text:p text:style-name="P5">nevieme, ako to má byť správne, len či to <text:span text:style-name="T1">bolo alebo nebolo </text:span>správn<text:span text:style-name="T1">e (rewarding)</text:span></text:p>
      <text:p text:style-name="P5"/>
      <text:p text:style-name="P6">nadstavenie rewardingu zíleží na konkrétnom probléme (bludisko vs šachy)</text:p>
      <text:p text:style-name="P6">rýchlosť → penalizácia, že to ešte stále beží a nieje hotovo</text:p>
      <text:p text:style-name="P6"/>
      <text:p text:style-name="P6">cieľ – pochopiť, ktoré akcie viedli k odmene</text:p>
      <text:p text:style-name="P6"/>
      <text:p text:style-name="P6">policies – väčšinou deterministické, ale nie nutne</text:p>
      <text:p text:style-name="P6"/>
      <text:p text:style-name="P6">obskurné vzorce – zahŕňajú úplne všetky možnosti, ktoré mpžu prebehnúť pri ceste do cieľa (úspešné, neuspešné, rizikové, divné, …)</text:p>
      <text:p text:style-name="P6"/>
      <text:p text:style-name="P7">MC</text:p>
      <text:p text:style-name="P7">predstava dvojrozmerného poľa [action,state]</text:p>
      <text:p text:style-name="P8"><text:span text:style-name="T3">epsilon</text:span> – parameter náhody (skúmam stavy, ktoré nepoznám anejdem na istotu)</text:p>
      <text:p text:style-name="P8"/>
      <text:p text:style-name="P9">KONIEC MINULEJ PREDNÁŠKY</text:p>
      <text:p text:style-name="P32"/>
      <text:p text:style-name="P8"/>
      <text:p text:style-name="P9">epizódy</text:p>
      <text:p text:style-name="P9">až na konci epizódy (~ 1000 krokov) zistíme, či sme robili niečo užitočné</text:p>
      <text:p text:style-name="P9">až po veľa epizódach dôjdeme niekam, kde dostaneme inú odpoveď ako snaž sa ďalej</text:p>
      <text:p text:style-name="P9">je nájhodné a značne nepravdepodobné, že sa rýchlo dostaneme do niečoho b<text:span text:style-name="T2">z</text:span>lízkeho cieľu (dostaneme reward) =&gt; preto MC nie je úplne vhodné</text:p>
      <text:p text:style-name="P9"/>
      <text:p text:style-name="P10">=&gt; generovanie feedbacku už v priebehu</text:p>
      <text:p text:style-name="P10">t.j. nesimulujeme celú epizódu; urobím len jeden krok a odhadnem si, ako dobre dopadnem len na základe tohot jendoho kroku</text:p>
      <text:p text:style-name="P10"/>
      <text:p text:style-name="P10">bludisková analógia – každé políčko, na ktoré stúpim, si označím, či som sa tadiaľ dostal do cieľa alebo ešte nie (tu som už bol a moc mi to nepomohlo)</text:p>
      <text:p text:style-name="P10">=&gt; rýchleší feedback, neleziemm tam, kde ot nemá zmysel (znova) a rýchlešie sa dostanem do cieľa</text:p>
      <text:p text:style-name="P10"/>
      <text:p text:style-name="P11">autová analógia – viď slide 20</text:p>
      <text:p text:style-name="P13">body – vybrané časové body počas cesty domov</text:p>
      <text:p text:style-name="P12">=&gt; update už počas priebehu akcie</text:p>
      <text:p text:style-name="P12"/>
      <text:p text:style-name="P14">očakávame, že reward neklesá, vtedy je to ok; inak to treba riešiť (viď SARSA)</text:p>
      <text:p text:style-name="P14"/>
      <text:p text:style-name="P15"><text:soft-page-break/>sarsa vs q-learning (viď slide 23)</text:p>
      <text:p text:style-name="P15">v sarse si usím vytiahnuť z prsta, aká bude moj areward v ďalších krokoch, pri rovnakej akcii</text:p>
      <text:p text:style-name="P15">→ uvažujeme naše skutočné kroky</text:p>
      <text:p text:style-name="P15">na proti tomu v q-learningu, predpokladám, že ďalšia akcia bude optimálna (viď max)</text:p>
      <text:p text:style-name="P15">→ simuluje najlepšie možné kroky, optimálna policy (nepredpokladáme náhodné hlúpe kroky; <text:span text:style-name="T3">náhoda epsilon stále platí, viď MC</text:span>)</text:p>
      <text:p text:style-name="P15">=&gt; ql konverguje k optimu</text:p>
      <text:p text:style-name="P15"/>
      <text:p text:style-name="P16">slide 26</text:p>
      <text:p text:style-name="P16">n = počet krokov, po koľkých sa pozerám na reward</text:p>
      <text:p text:style-name="P16"/>
      <text:p text:style-name="P16">+- ako min max (ale má len jednoho hráča, takže max max)</text:p>
      <text:p text:style-name="P16"/>
      <text:p text:style-name="P17">slide 27</text:p>
      <text:p text:style-name="P17">input – obrazovka; <text:span text:style-name="T4">4 pozldené framy ako kanály, aby bolo vidno pohyb</text:span></text:p>
      <text:p text:style-name="P17">reward – zmena skóre</text:p>
      <text:p text:style-name="P17">tabuľka stav-akcia je reprezentovaná hlbokou sieťov </text:p>
      <text:p text:style-name="P17"/>
      <text:p text:style-name="P18">eperience replay</text:p>
      <text:p text:style-name="P18">pokiaľ je nepriateľ často zelený, môže sieť nepriateľa inej farby ignorovať</text:p>
      <text:p text:style-name="P18">→ pamätám si všekty možné stavy a všetky ich rewards; posledných 10^6 krokov</text:p>
      <text:p text:style-name="P18"/>
      <text:p text:style-name="P19">separate target network</text:p>
      <text:p text:style-name="P19">akcia, ktorá reálne neopvplyvnila situácia sa zdá, ako dobrý nápad, ale reálne je to blbosť; niekedy niečo odhadneme blbo a je dobré to zahodiť</text:p>
      <text:p text:style-name="P19">→ dve siete, jedna do bufferu a druhá do toho, aký dobrý je ten stav; druhá siět sa na dlho zafixuje, updatujeme len prvú sieť, ale používa historickú kópiu</text:p>
      <text:p text:style-name="P19">=&gt; lokálne blbosti (extrémy) menej obvplyvnia predikciu ostatných stavov</text:p>
      <text:p text:style-name="P19"/>
      <text:p text:style-name="P19">clipping</text:p>
      <text:p text:style-name="P19">t.j. v blízkom okolí je to L2, vo väčšej vzdialenosto je to L1</text:p>
      <text:p text:style-name="P19">(už to niekde bolo)</text:p>
      <text:p text:style-name="P19"/>
      <text:p text:style-name="P21">slide 29<text:span text:style-name="T5">+30</text:span></text:p>
      <text:p text:style-name="P20">ten divný nekonečno = až na koštatntu zodpovedá</text:p>
      <text:p text:style-name="P21">unrolling – rozpíšem v podľa tejto rovnice a stále donekončna</text:p>
      <text:p text:style-name="P22">k – počet krokov</text:p>
      <text:p text:style-name="P22">mi(s) je tá Pr na ďalšom slide</text:p>
      <text:p text:style-name="P21"/>
      <text:p text:style-name="P23">slide 31</text:p>
      <text:p text:style-name="P23">aktualizácia theta – <text:span text:style-name="T6">~</text:span>loss function oproti zlatým dátam * <text:span text:style-name="T6">return (~reward)</text:span> (G)</text:p>
      <text:p text:style-name="P24">=&gt; posilenie aktualizácie v smere rewardu</text:p>
      <text:p text:style-name="P25"/>
      <text:p text:style-name="P25">zlý <text:span text:style-name="T7">return</text:span> nemusí byť nutne záporný, stačí ak bude menší ako dobrý <text:span text:style-name="T7">return</text:span>; stále sa v priemere pohybujeme smerom k dobrému výsledku, v správnom smere robíme k<text:span text:style-name="T7">r</text:span>oky dlhšie</text:p>
      <text:p text:style-name="P25"/>
      <text:p text:style-name="P26">ohodnocovanie (return) robí porstredie</text:p>
      <text:p text:style-name="P33"/>
      <text:p text:style-name="P26"/>
      <text:p text:style-name="P27">tiež vylepšovanie nejakého supervised modelu</text:p>
      <text:p text:style-name="P27"/>
      <text:p text:style-name="P28">baseline ~ dobré a zlé rewardy nie sú absolútne, ale rel<text:span text:style-name="T8">a</text:span>tívne vočí sebe; môžme ich normalizovať tak, aby lepšie zodpovedali nášmu modelu (napríklad kladné a záporné)</text:p>
      <text:p text:style-name="P29">zopovedá \^v na slide 33</text:p>
      <text:p text:style-name="P29"/>
      <text:p text:style-name="P30">obecne trénovanie, kým sa začne niečo diať trvá dni (3)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0:43:10.929533092</meta:creation-date>
    <meta:generator>LibreOffice/6.0.3.2$Linux_X86_64 LibreOffice_project/00m0$Build-2</meta:generator>
    <dc:date>2018-05-14T13:03:07.179812565</dc:date>
    <meta:editing-duration>PT2H8M50S</meta:editing-duration>
    <meta:editing-cycles>34</meta:editing-cycles>
    <meta:document-statistic meta:table-count="0" meta:image-count="0" meta:object-count="0" meta:page-count="2" meta:paragraph-count="69" meta:word-count="671" meta:character-count="4147" meta:non-whitespace-character-count="3531"/>
  </office:meta>
</office:document-meta>
</file>